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04ef9" officeooo:paragraph-rsid="00004ef9"/>
    </style:style>
    <style:style style:name="P2" style:family="paragraph" style:parent-style-name="Text_20_body">
      <style:text-properties officeooo:rsid="00004ef9" officeooo:paragraph-rsid="00023c40"/>
    </style:style>
    <style:style style:name="P3" style:family="paragraph" style:parent-style-name="Text_20_body">
      <style:text-properties officeooo:rsid="00004ef9" officeooo:paragraph-rsid="0003f174"/>
    </style:style>
    <style:style style:name="P4" style:family="paragraph" style:parent-style-name="Text_20_body">
      <style:text-properties officeooo:paragraph-rsid="0002a279"/>
    </style:style>
    <style:style style:name="P5" style:family="paragraph" style:parent-style-name="Text_20_body">
      <style:text-properties fo:font-weight="normal" officeooo:rsid="0003f174" officeooo:paragraph-rsid="0002a279" style:font-weight-asian="normal" style:font-weight-complex="normal"/>
    </style:style>
    <style:style style:name="P6" style:family="paragraph" style:parent-style-name="Text_20_body">
      <style:text-properties officeooo:rsid="0003f174" officeooo:paragraph-rsid="0003f174"/>
    </style:style>
    <style:style style:name="P7" style:family="paragraph" style:parent-style-name="Text_20_body">
      <style:text-properties officeooo:rsid="00004ef9" officeooo:paragraph-rsid="00004ef9"/>
    </style:style>
    <style:style style:name="P8" style:family="paragraph" style:parent-style-name="Heading_20_1">
      <style:text-properties officeooo:rsid="00023c40" officeooo:paragraph-rsid="00023c40"/>
    </style:style>
    <style:style style:name="P9" style:family="paragraph" style:parent-style-name="Heading_20_2">
      <style:text-properties officeooo:rsid="00004ef9"/>
    </style:style>
    <style:style style:name="P10" style:family="paragraph" style:parent-style-name="Heading_20_2">
      <style:text-properties officeooo:rsid="0003f174" officeooo:paragraph-rsid="0003f174"/>
    </style:style>
    <style:style style:name="T1" style:family="text">
      <style:text-properties officeooo:rsid="0002a279"/>
    </style:style>
    <style:style style:name="T2" style:family="text">
      <style:text-properties fo:font-style="italic" officeooo:rsid="0002a279" style:font-style-asian="italic" style:font-style-complex="italic"/>
    </style:style>
    <style:style style:name="T3" style:family="text">
      <style:text-properties fo:font-style="normal" officeooo:rsid="0002a279" style:font-style-asian="normal" style:font-style-complex="normal"/>
    </style:style>
    <style:style style:name="T4" style:family="text">
      <style:text-properties fo:font-weight="bold" officeooo:rsid="0003f174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3f174"/>
    </style:style>
    <style:style style:name="T7" style:family="text">
      <style:text-properties officeooo:rsid="0005c5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ne-page design summary <text:span text:style-name="T6">from: &lt;insert group name&gt;</text:span></text:h>
      <text:p text:style-name="P5"/>
      <text:p text:style-name="P4"><text:span text:style-name="T4">CONSTRAINTS: </text:span><text:span text:style-name="T1">Your experiment must use a wtihin-subjects design. You will test approximately 25 people. You must run your experiment using </text:span><text:span text:style-name="T2">Open Sesame</text:span><text:span text:style-name="T3">. The experiment must not take more than 30 minutes for a participant to complete. <text:s/>Your experiment must not use deception, even if temporary. You can only use innocuous manipulations and measures.</text:span></text:p>
      <text:p text:style-name="P3"><text:span text:style-name="T4">INSTRUCTIONS: </text:span><text:span text:style-name="T5">For</text:span> each of the sections below, write about your intentions as plainly as possible, using approximately 1-3 sentences in each case. <text:span text:style-name="T7">You can replace the question with your answer. Do not exceed one page.</text:span></text:p>
      <text:h text:style-name="Heading_20_2" text:outline-level="2">General question</text:h>
      <text:p text:style-name="P1">In general terms, what psychological question are you trying to answer? </text:p>
      <text:h text:style-name="P9" text:outline-level="2">Testable question</text:h>
      <text:p text:style-name="P2">Narrow down your question, such that it could plausibly be tested. Keep your question as simple as possible.</text:p>
      <text:h text:style-name="P10" text:outline-level="2">Contribution</text:h>
      <text:p text:style-name="P6">How will this experiment contribute to knowledge, beyond what you already know from the papers you have read?</text:p>
      <text:h text:style-name="Heading_20_2" text:outline-level="2">Independent variable</text:h>
      <text:p text:style-name="P1">What are you going to manipulate?</text:p>
      <text:h text:style-name="Heading_20_2" text:outline-level="2">Dependent variable</text:h>
      <text:p text:style-name="P1">What are you doing to measure?</text:p>
      <text:h text:style-name="Heading_20_2" text:outline-level="2">Hypothesis</text:h>
      <text:p text:style-name="P1">Combine your IV and DV into an unambiguous statement of intent.</text:p>
      <text:h text:style-name="Heading_20_2" text:outline-level="2">Stimuli</text:h>
      <text:p text:style-name="P1"><text:span text:style-name="T1">W</text:span>hat kind of stimuli are you going to use? </text:p>
      <text:h text:style-name="P8" text:outline-level="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dy Wills</meta:initial-creator>
    <meta:creation-date>2019-12-04T16:47:20.889452175</meta:creation-date>
    <dc:date>2019-12-05T09:39:47.951998248</dc:date>
    <dc:creator>Andy Wills</dc:creator>
    <meta:editing-duration>PT27M20S</meta:editing-duration>
    <meta:editing-cycles>3</meta:editing-cycles>
    <meta:generator>LibreOffice/6.3.3.2$Linux_X86_64 LibreOffice_project/30$Build-2</meta:generator>
    <meta:document-statistic meta:table-count="0" meta:image-count="0" meta:object-count="0" meta:page-count="1" meta:paragraph-count="17" meta:word-count="185" meta:character-count="1169" meta:non-whitespace-character-count="998"/>
  </office:meta>
</office:document-meta>
</file>